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01:23:57.601545589</meta:creation-date>
    <dc:date>2025-06-18T01:27:32.511226921</dc:date>
    <meta:editing-duration>PT3M34S</meta:editing-duration>
    <meta:editing-cycles>2</meta:editing-cycles>
    <meta:generator>LibreOffice/24.8.7.2$Linux_X86_64 LibreOffice_project/480$Build-2</meta:generator>
    <meta:document-statistic meta:table-count="6" meta:cell-count="7176" meta:object-count="0"/>
  </office:meta>
</office:document-meta>
</file>